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26" table:number-columns-repeated="944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table:number-columns-repeated="944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table:number-columns-repeated="944"/>
        </table:table-row>
        <table:table-row table:style-name="ro2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ntina squan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949"/>
        </table:table-row>
        <table:table-row table:style-name="ro2">
          <table:table-cell office:value-type="string">
            <text:p>Belgrandiella kreisslorum </text:p>
          </table:table-cell>
          <table:table-cell office:value-type="string">
            <text:p>Belgra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h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949"/>
        </table:table-row>
        <table:table-row table:style-name="ro2">
          <table:table-cell office:value-type="string">
            <text:p>Belgrandiella mimula </text:p>
          </table:table-cell>
          <table:table-cell office:value-type="string">
            <text:p>Belgra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o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955"/>
        </table:table-row>
        <table:table-row table:style-name="ro2">
          <table:table-cell office:value-type="string">
            <text:p>Belgrandiella wawrai </text:p>
          </table:table-cell>
          <table:table-cell office:value-type="string">
            <text:p>Belgradiella ganslm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sphanius iberus</text:p>
          </table:table-cell>
          <table:table-cell table:number-columns-repeated="955"/>
        </table:table-row>
        <table:table-row table:style-name="ro2">
          <table:table-cell office:value-type="string">
            <text:p>Bythinella cylindrica </text:p>
          </table:table-cell>
          <table:table-cell office:value-type="string">
            <text:p>Belgra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955"/>
        </table:table-row>
        <table:table-row table:style-name="ro2">
          <table:table-cell office:value-type="string">
            <text:p>Bythinella lunzensis </text:p>
          </table:table-cell>
          <table:table-cell office:value-type="string">
            <text:p>Belgra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955"/>
        </table:table-row>
        <table:table-row table:style-name="ro2">
          <table:table-cell office:value-type="string">
            <text:p>Bythiospeum bormanni </text:p>
          </table:table-cell>
          <table:table-cell office:value-type="string">
            <text:p>Belgra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955"/>
        </table:table-row>
        <table:table-row table:style-name="ro2">
          <table:table-cell office:value-type="string">
            <text:p>Bythiospeum cisterciensorum </text:p>
          </table:table-cell>
          <table:table-cell office:value-type="string">
            <text:p>Belgra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955"/>
        </table:table-row>
        <table:table-row table:style-name="ro2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955"/>
        </table:table-row>
        <table:table-row table:style-name="ro2">
          <table:table-cell office:value-type="string">
            <text:p>Bythiospeum no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955"/>
        </table:table-row>
        <table:table-row table:style-name="ro2">
          <table:table-cell office:value-type="string">
            <text:p>Bythiospeum noricum</text:p>
          </table:table-cell>
          <table:table-cell office:value-type="string">
            <text:p>Iglica grata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955"/>
        </table:table-row>
        <table:table-row table:style-name="ro2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955"/>
        </table:table-row>
        <table:table-row table:style-name="ro2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955"/>
        </table:table-row>
        <table:table-row table:style-name="ro2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955"/>
        </table:table-row>
        <table:table-row table:style-name="ro2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955"/>
        </table:table-row>
        <table:table-row table:style-name="ro2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955"/>
        </table:table-row>
        <table:table-row table:style-name="ro2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Iberolacter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Rynchospora modesti-lucennooi</text:p>
          </table:table-cell>
          <table:table-cell/>
          <table:table-cell office:value-type="string">
            <text:p>Narcissus alcaracensis</text:p>
          </table:table-cell>
          <table:table-cell table:number-columns-repeated="955"/>
        </table:table-row>
        <table:table-row table:style-name="ro2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Narcissus longispathus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Narcissus radinganorum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olenathus reverchonii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2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.04.2011</text:date>, <text:time>17:51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17T17:51:44</dc:date>
    <dc:creator>Bastian Greshake</dc:creator>
    <meta:editing-duration>PT02H10M16S</meta:editing-duration>
    <meta:editing-cycles>34</meta:editing-cycles>
    <meta:generator>OpenOffice.org/3.1$Unix OpenOffice.org_project/310m11$Build-9399</meta:generator>
    <meta:document-statistic meta:table-count="3" meta:cell-count="333" meta:object-count="0"/>
    <meta:user-defined meta:name=""/>
  </office:meta>
</office:document-meta>
</file>